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2809915DAE8D08B8C76.png" manifest:media-type="image/png"/>
  <manifest:file-entry manifest:full-path="Pictures/100002010000028000000267E4E09F18919082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142cm" svg:height="16.476cm" draw:transform="rotate (0.785398163397448) translate (4.556cm 13.861cm)">
          <draw:image xlink:href="Pictures/100002010000028000000267E4E09F18919082A5.png" xlink:type="simple" xlink:show="embed" xlink:actuate="onLoad">
            <text:p/>
          </draw:image>
        </draw:frame>
        <draw:frame draw:style-name="gr1" draw:text-style-name="P1" draw:layer="layout" svg:width="9.683cm" svg:height="16.932cm" svg:x="0.08cm" svg:y="0.832cm">
          <draw:image xlink:href="Pictures/100002010000016E000002809915DAE8D08B8C7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7.3$Windows_X86_64 LibreOffice_project/dc89aa7a9eabfd848af146d5086077aeed2ae4a5</meta:generator>
    <dc:date>2024-05-06T09:12:46.719000000</dc:date>
    <meta:editing-duration>P5DT16H47M38S</meta:editing-duration>
    <meta:editing-cycles>3</meta:editing-cycles>
    <meta:document-statistic meta:object-count="2"/>
  </office:meta>
</office:document-meta>
</file>